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200000181331EB040803490E7.png" manifest:media-type="image/png"/>
  <manifest:file-entry manifest:full-path="Pictures/10000001000003270000017B9FDF3DED10BB2964.png" manifest:media-type="image/png"/>
  <manifest:file-entry manifest:full-path="Pictures/10000001000003250000017A3F0A201278ACCCA8.png" manifest:media-type="image/png"/>
  <manifest:file-entry manifest:full-path="Pictures/10000001000003260000017ECBE8511EBB7C7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c7" officeooo:paragraph-rsid="000c4e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IPULANDO DADOS COM JUNÇÕES</text:p>
      <text:p text:style-name="P1"/>
      <text:p text:style-name="P1"/>
      <text:p text:style-name="P1"><draw:frame draw:style-name="fr2" draw:name="Figura1" text:anchor-type="char" svg:width="17cm" svg:height="8.16cm" draw:z-index="0"><draw:image xlink:href="Pictures/100000010000032200000181331EB040803490E7.png" xlink:type="simple" xlink:show="embed" xlink:actuate="onLoad" draw:mime-type="image/png"/></draw:frame></text:p>
      <text:p text:style-name="P1"><draw:frame draw:style-name="fr2" draw:name="Figura2" text:anchor-type="char" svg:width="17cm" svg:height="7.983cm" draw:z-index="1"><draw:image xlink:href="Pictures/10000001000003270000017B9FDF3DED10BB2964.png" xlink:type="simple" xlink:show="embed" xlink:actuate="onLoad" draw:mime-type="image/png"/></draw:frame></text:p>
      <text:p text:style-name="P1"/>
      <text:p text:style-name="P1"><draw:frame draw:style-name="fr1" draw:name="Figura4" text:anchor-type="char" svg:x="0cm" svg:y="6.802cm" svg:width="17cm" svg:height="8.057cm" draw:z-index="3"><draw:image xlink:href="Pictures/10000001000003260000017ECBE8511EBB7C7D2C.png" xlink:type="simple" xlink:show="embed" xlink:actuate="onLoad" draw:mime-type="image/png"/></draw:frame><draw:frame draw:style-name="fr1" draw:name="Figura3" text:anchor-type="char" svg:x="0cm" svg:y="-1.667cm" svg:width="17cm" svg:height="7.982cm" draw:z-index="2"><draw:image xlink:href="Pictures/10000001000003250000017A3F0A201278ACCCA8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1:16:59.753000000</meta:creation-date>
    <dc:date>2025-09-17T11:22:14.972000000</dc:date>
    <meta:editing-duration>PT5M25S</meta:editing-duration>
    <meta:editing-cycles>1</meta:editing-cycles>
    <meta:document-statistic meta:table-count="0" meta:image-count="4" meta:object-count="0" meta:page-count="2" meta:paragraph-count="1" meta:word-count="4" meta:character-count="29" meta:non-whitespace-character-count="26"/>
    <meta:generator>LibreOffice/7.4.6.2$Windows_X86_64 LibreOffice_project/5b1f5509c2decdade7fda905e3e1429a67acd63d</meta:generator>
  </office:meta>
</office:document-meta>
</file>